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11cm" fo:margin-left="0.191cm" fo:margin-top="0cm" fo:margin-bottom="0cm" table:align="left" style:writing-mode="lr-tb"/>
    </style:style>
    <style:style style:name="Таблица1.A" style:family="table-column">
      <style:table-column-properties style:column-width="5.743cm"/>
    </style:style>
    <style:style style:name="Таблица1.B" style:family="table-column">
      <style:table-column-properties style:column-width="0.508cm"/>
    </style:style>
    <style:style style:name="Таблица1.C" style:family="table-column">
      <style:table-column-properties style:column-width="4.988cm"/>
    </style:style>
    <style:style style:name="Таблица1.D" style:family="table-column">
      <style:table-column-properties style:column-width="0.418cm"/>
    </style:style>
    <style:style style:name="Таблица1.E" style:family="table-column">
      <style:table-column-properties style:column-width="5.35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3" style:family="table">
      <style:table-properties style:width="17.002cm" fo:margin-left="0.191cm" fo:margin-top="0cm" fo:margin-bottom="0cm" table:align="left" style:writing-mode="lr-tb"/>
    </style:style>
    <style:style style:name="Таблица3.A" style:family="table-column">
      <style:table-column-properties style:column-width="3.752cm"/>
    </style:style>
    <style:style style:name="Таблица3.B" style:family="table-column">
      <style:table-column-properties style:column-width="0.249cm"/>
    </style:style>
    <style:style style:name="Таблица3.C" style:family="table-column">
      <style:table-column-properties style:column-width="2.251cm"/>
    </style:style>
    <style:style style:name="Таблица3.D" style:family="table-column">
      <style:table-column-properties style:column-width="0.501cm"/>
    </style:style>
    <style:style style:name="Таблица3.E" style:family="table-column">
      <style:table-column-properties style:column-width="5.196cm"/>
    </style:style>
    <style:style style:name="Таблица3.F" style:family="table-column">
      <style:table-column-properties style:column-width="0.416cm"/>
    </style:style>
    <style:style style:name="Таблица3.G" style:family="table-column">
      <style:table-column-properties style:column-width="4.637cm"/>
    </style:style>
    <style:style style:name="Таблица3.1" style:family="table-row">
      <style:table-row-properties style:min-row-height="0.6cm"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/>
    </style:style>
    <style:style style:name="Таблица3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E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2" style:family="table-row">
      <style:table-row-properties style:min-row-height="0.295cm" fo:keep-together="auto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E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Standard">
      <style:paragraph-properties fo:line-height="0.318cm"/>
      <style:text-properties style:use-window-font-color="true" loext:opacity="0%" style:font-name="Times New Roman" fo:font-size="9pt" style:font-name-asian="Times New Roman1" style:font-size-asian="9pt" style:font-name-complex="Times New Roman1" style:font-size-complex="9pt" style:language-complex="ar" style:country-complex="SA"/>
    </style:style>
    <style:style style:name="P2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9pt" style:font-name-asian="Times New Roman1" style:font-size-asian="9pt" style:font-name-complex="Times New Roman1" style:font-size-complex="9pt" style:language-complex="ar" style:country-complex="SA"/>
    </style:style>
    <style:style style:name="P3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10pt" style:font-name-asian="Times New Roman1" style:font-size-asian="10pt" style:font-name-complex="Times New Roman1" style:font-size-complex="10pt" style:language-complex="ar" style:country-complex="SA"/>
    </style:style>
    <style:style style:name="P4" style:family="paragraph" style:parent-style-name="Standard">
      <style:paragraph-properties fo:line-height="0.318cm"/>
      <style:text-properties style:use-window-font-color="true" loext:opacity="0%" style:font-name="Times New Roman" fo:font-size="11pt" style:font-name-asian="Times New Roman1" style:font-size-asian="11pt" style:font-name-complex="Times New Roman1" style:font-size-complex="11pt" style:language-complex="ar" style:country-complex="SA"/>
    </style:style>
    <style:style style:name="P5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8pt" style:font-name-asian="Times New Roman1" style:font-size-asian="8pt" style:font-name-complex="Times New Roman1" style:font-size-complex="8pt" style:language-complex="ar" style:country-complex="SA"/>
    </style:style>
    <style:style style:name="P6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7" style:family="paragraph" style:parent-style-name="Standard">
      <style:paragraph-properties fo:margin-left="-0.191cm" fo:margin-right="0cm" fo:margin-top="0.247cm" fo:margin-bottom="0cm" style:contextual-spacing="false" fo:text-indent="0cm" style:auto-text-indent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8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officeooo:rsid="000f7be1" officeooo:paragraph-rsid="000f7be1" style:font-name-asian="Times New Roman1" style:font-size-asian="14pt" style:font-name-complex="Times New Roman1" style:font-size-complex="14pt" style:language-complex="ar" style:country-complex="SA"/>
    </style:style>
    <style:style style:name="P9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style:font-name-asian="Times New Roman1" style:font-name-complex="Times New Roman1" style:language-complex="ar" style:country-complex="SA"/>
    </style:style>
    <style:style style:name="P10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officeooo:rsid="000f7be1" officeooo:paragraph-rsid="000f7be1" style:font-name-asian="Times New Roman1" style:font-name-complex="Times New Roman1" style:language-complex="ar" style:country-complex="SA"/>
    </style:style>
    <style:style style:name="P11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language="ru" fo:country="RU" style:font-name-asian="Times New Roman1" style:font-name-complex="Times New Roman1" style:language-complex="ar" style:country-complex="SA"/>
    </style:style>
    <style:style style:name="P12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style:use-window-font-color="true" loext:opacity="0%" fo:font-size="12pt" style:font-size-asian="12pt" style:rfc-language-tag-asian="x-none" style:font-size-complex="12pt" style:language-complex="ar" style:country-complex="SA" style:font-weight-complex="bold"/>
    </style:style>
    <style:style style:name="P13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</style:style>
    <style:style style:name="P14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5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.353cm" style:contextual-spacing="false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6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7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8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officeooo:paragraph-rsid="001c393b" style:font-size-asian="14pt" style:font-size-complex="14pt"/>
    </style:style>
    <style:style style:name="P19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fo:language="ru" fo:country="RU" fo:font-weight="bold" officeooo:rsid="00190237" officeooo:paragraph-rsid="00190237" style:font-size-asian="14pt" style:font-weight-asian="bold" style:font-size-complex="14pt" style:font-weight-complex="bold"/>
    </style:style>
    <style:style style:name="P20" style:family="paragraph" style:parent-style-name="Основной_20_текст_20__28_2_29_">
      <loext:graphic-properties draw:fill="none" draw:fill-color="#ffffff"/>
      <style:paragraph-properties fo:margin-top="0cm" fo:margin-bottom="0.9cm" style:contextual-spacing="false" fo:line-height="0.529cm" fo:text-align="justify" style:justify-single-word="false" fo:background-color="transparent"/>
    </style:style>
    <style:style style:name="P21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</style:style>
    <style:style style:name="P22" style:family="paragraph" style:parent-style-name="Основной_20_текст_20__28_2_29_">
      <loext:graphic-properties draw:fill="none" draw:fill-color="#ffffff"/>
      <style:paragraph-properties fo:margin-left="0cm" fo:margin-right="0cm" fo:margin-top="0cm" fo:margin-bottom="0cm" style:contextual-spacing="false" fo:line-height="0.529cm" fo:text-align="center" style:justify-single-word="false" fo:text-indent="0cm" style:auto-text-indent="false" fo:background-color="transparent"/>
    </style:style>
    <style:style style:name="P23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officeooo:paragraph-rsid="0024d641"/>
    </style:style>
    <style:style style:name="P24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style:text-position="super 58%" fo:font-size="12pt" style:font-size-asian="12pt" style:font-size-complex="12pt"/>
    </style:style>
    <style:style style:name="P25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officeooo:rsid="0015828d" officeooo:paragraph-rsid="0015828d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26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font-size="14pt" fo:language="ru" fo:country="RU" officeooo:rsid="0015828d" officeooo:paragraph-rsid="0015828d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27" style:family="paragraph" style:parent-style-name="Heading">
      <style:paragraph-properties fo:line-height="125%" fo:text-align="center" style:justify-single-word="false" fo:padding-left="0cm" fo:padding-right="0cm" fo:padding-top="0cm" fo:padding-bottom="0.035cm" fo:border-left="none" fo:border-right="none" fo:border-top="none" fo:border-bottom="1.5pt solid #000000"/>
      <style:text-properties fo:color="#000000" loext:opacity="100%" style:font-name="Times New Roman" fo:font-size="14pt" fo:letter-spacing="-0.018cm" fo:font-weight="normal" style:font-size-asian="14pt" style:font-weight-asian="normal" style:font-name-complex="Times New Roman1" style:font-size-complex="14pt"/>
    </style:style>
    <style:style style:name="P28" style:family="paragraph" style:parent-style-name="Heading">
      <style:paragraph-properties fo:line-height="125%" fo:text-align="center" style:justify-single-word="false"/>
      <style:text-properties fo:color="#000000" loext:opacity="100%" style:font-name="Times New Roman" fo:font-size="13pt" fo:letter-spacing="-0.018cm" fo:font-weight="normal" style:font-size-asian="13pt" style:font-weight-asian="normal" style:font-name-complex="Times New Roman1" style:font-size-complex="13pt"/>
    </style:style>
    <style:style style:name="P29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language="ru" fo:country="RU" officeooo:rsid="0015828d" officeooo:paragraph-rsid="0015828d" style:letter-kerning="false" style:font-name-asian="Times New Roman1" style:language-asian="ru" style:country-asian="RU" style:font-name-complex="Times New Roman1" style:language-complex="ru" style:country-complex="RU"/>
    </style:style>
    <style:style style:name="P30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8pt" officeooo:rsid="0015828d" style:font-size-asian="18pt" style:font-size-complex="18pt"/>
    </style:style>
    <style:style style:name="P31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language="en" fo:country="US"/>
    </style:style>
    <style:style style:name="P32" style:family="paragraph" style:parent-style-name="Основной_20_текст_20__28_2_29_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rsid="0015828d" officeooo:paragraph-rsid="0015828d" fo:hyphenate="false" fo:hyphenation-remain-char-count="2" fo:hyphenation-push-char-count="2" loext:hyphenation-no-caps="false"/>
    </style:style>
    <style:style style:name="P33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officeooo:rsid="0024d641" officeooo:paragraph-rsid="0024d641"/>
    </style:style>
    <style:style style:name="P34" style:family="paragraph" style:parent-style-name="Основной_20_текст_20__28_2_29_">
      <loext:graphic-properties draw:fill="none" draw:fill-color="#ffffff"/>
      <style:paragraph-properties fo:margin-left="2.499cm" fo:margin-right="0cm" fo:margin-top="0cm" fo:margin-bottom="0cm" style:contextual-spacing="false" fo:line-height="0.529cm" fo:text-align="start" style:justify-single-word="false" fo:orphans="0" fo:widows="0" fo:hyphenation-ladder-count="no-limit" fo:text-indent="0cm" style:auto-text-indent="false" fo:background-color="transparent" style:writing-mode="lr-tb"/>
      <style:text-properties fo:font-weight="normal" officeooo:rsid="0024d641" officeooo:paragraph-rsid="0024d641" style:font-weight-asian="normal" style:font-weight-complex="normal" fo:hyphenate="false" fo:hyphenation-remain-char-count="2" fo:hyphenation-push-char-count="2" loext:hyphenation-no-caps="false"/>
    </style:style>
    <style:style style:name="P35" style:family="paragraph" style:parent-style-name="Heading" style:master-page-name="Standard">
      <style:paragraph-properties fo:line-height="125%" fo:text-align="center" style:justify-single-word="false" style:page-number="auto"/>
      <style:text-properties fo:color="#000000" loext:opacity="100%" style:font-name="Times New Roman" fo:font-size="12pt" fo:font-weight="normal" style:font-size-asian="12pt" style:font-weight-asian="normal" style:font-name-complex="Times New Roman1" style:font-size-complex="12pt"/>
    </style:style>
    <style:style style:name="P36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font-size="14pt" fo:font-weight="normal" officeooo:rsid="00204efc" officeooo:paragraph-rsid="0024d641" style:font-size-asian="14pt" style:font-weight-asian="normal" style:font-size-complex="14pt" style:font-weight-complex="normal"/>
    </style:style>
    <style:style style:name="P37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font-size="14pt" fo:font-weight="normal" officeooo:rsid="00204efc" style:font-size-asian="14pt" style:font-weight-asian="normal" style:font-size-complex="14pt" style:font-weight-complex="normal"/>
    </style:style>
    <style:style style:name="P38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font-size="14pt" fo:font-weight="normal" officeooo:rsid="0024d641" officeooo:paragraph-rsid="0024d641" style:font-size-asian="14pt" style:font-weight-asian="normal" style:font-size-complex="14pt" style:font-weight-complex="normal"/>
    </style:style>
    <style:style style:name="P39" style:family="paragraph" style:parent-style-name="Основной_20_текст_20__28_2_29_" style:master-page-name="">
      <loext:graphic-properties draw:fill="none" draw:fill-color="#ffffff"/>
      <style:paragraph-properties fo:margin-left="0cm" fo:margin-right="0cm" fo:margin-top="0cm" fo:margin-bottom="0cm" style:contextual-spacing="false" fo:line-height="0.529cm" fo:text-align="start" style:justify-single-word="false" fo:orphans="0" fo:widows="0" fo:hyphenation-ladder-count="no-limit" fo:text-indent="1cm" style:auto-text-indent="false" style:page-number="auto" fo:background-color="transparent" style:writing-mode="lr-tb"/>
      <style:text-properties fo:font-size="14pt" fo:font-weight="normal" officeooo:rsid="0024d641" officeooo:paragraph-rsid="0024d641" style:font-size-asian="14pt" style:font-weight-asian="normal" style:font-size-complex="14pt" style:font-weight-complex="normal" fo:hyphenate="false" fo:hyphenation-remain-char-count="2" fo:hyphenation-push-char-count="2" loext:hyphenation-no-caps="false"/>
    </style:style>
    <style:style style:name="P40" style:family="paragraph" style:parent-style-name="Основной_20_текст_20__28_2_29_" style:master-page-name="">
      <loext:graphic-properties draw:fill="none" draw:fill-color="#ffffff"/>
      <style:paragraph-properties fo:margin-left="2.499cm" fo:margin-right="0cm" fo:margin-top="0cm" fo:margin-bottom="0cm" style:contextual-spacing="false" fo:line-height="0.529cm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fo:font-size="14pt" fo:font-weight="normal" officeooo:rsid="0024d641" officeooo:paragraph-rsid="0024d641" style:font-size-asian="14pt" style:font-weight-asian="normal" style:font-size-complex="14pt" style:font-weight-complex="normal" fo:hyphenate="false" fo:hyphenation-remain-char-count="2" fo:hyphenation-push-char-count="2" loext:hyphenation-no-caps="false"/>
    </style:style>
    <style:style style:name="P41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font-size="14pt" fo:font-weight="bold" officeooo:rsid="0024d641" officeooo:paragraph-rsid="0024d641" style:font-size-asian="14pt" style:font-weight-asian="bold" style:font-size-complex="14pt" style:font-weight-complex="bold"/>
    </style:style>
    <style:style style:name="P42" style:family="paragraph" style:parent-style-name="Основной_20_текст_20__28_2_29_">
      <loext:graphic-properties draw:fill="none" draw:fill-color="#ffffff"/>
      <style:paragraph-properties fo:margin-left="2.499cm" fo:margin-right="0cm" fo:margin-top="0cm" fo:margin-bottom="0cm" style:contextual-spacing="false" fo:line-height="0.529cm" fo:text-align="start" style:justify-single-word="false" fo:orphans="0" fo:widows="0" fo:hyphenation-ladder-count="no-limit" fo:text-indent="0cm" style:auto-text-indent="false" fo:background-color="transparent" style:writing-mode="lr-tb"/>
      <style:text-properties fo:color="#000000" loext:opacity="100%" style:font-name="Times New Roman" fo:font-size="14pt" fo:language="ru" fo:country="RU" fo:font-weight="normal" officeooo:rsid="0024d641" officeooo:paragraph-rsid="0024d641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ru" style:country-complex="RU" style:font-weight-complex="normal" fo:hyphenate="false" fo:hyphenation-remain-char-count="2" fo:hyphenation-push-char-count="2" loext:hyphenation-no-caps="false"/>
    </style:style>
    <style:style style:name="P43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fo:font-weight="normal" officeooo:rsid="0024d641" officeooo:paragraph-rsid="0024d641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ru" style:country-complex="RU" style:font-weight-complex="normal"/>
    </style:style>
    <style:style style:name="P44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fo:font-weight="normal" officeooo:rsid="00258838" officeooo:paragraph-rsid="00258838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ru" style:country-complex="RU" style:font-weight-complex="normal"/>
    </style:style>
    <style:style style:name="P45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fo:font-weight="bold" officeooo:rsid="00258838" officeooo:paragraph-rsid="00258838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ru" style:country-complex="RU" style:font-weight-complex="bold"/>
    </style:style>
    <style:style style:name="P46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reak-before="page" fo:background-color="transparent"/>
      <style:text-properties fo:color="#000000" loext:opacity="100%" style:font-name="Times New Roman" fo:font-size="14pt" fo:language="ru" fo:country="RU" fo:font-weight="bold" officeooo:rsid="00258838" officeooo:paragraph-rsid="00258838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ru" style:country-complex="RU" style:font-weight-complex="bold"/>
    </style:style>
    <style:style style:name="P47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2pt" fo:language="ru" fo:country="RU" fo:font-weight="normal" officeooo:rsid="00258838" officeooo:paragraph-rsid="00258838" style:letter-kerning="false" style:font-name-asian="Times New Roman1" style:font-size-asian="12pt" style:language-asian="ru" style:country-asian="RU" style:font-weight-asian="normal" style:font-name-complex="Times New Roman1" style:font-size-complex="12pt" style:language-complex="ru" style:country-complex="RU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204efc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24d641" style:font-size-asian="14pt" style:font-weight-asian="bold" style:font-size-complex="14pt" style:font-weight-complex="bold"/>
    </style:style>
    <style:style style:name="T5" style:family="text">
      <style:text-properties fo:color="#000000" loext:opacity="100%" style:font-name="Times New Roman" fo:font-size="14pt" fo:language="ru" fo:country="RU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T6" style:family="text">
      <style:text-properties officeooo:rsid="001ce55d"/>
    </style:style>
    <style:style style:name="T7" style:family="text">
      <style:text-properties officeooo:rsid="0024d64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МИНИСТЕРСТВО НАУКИ И ВЫСШЕГО ОБРАЗОВАНИЯ РОССИЙСКОЙ ФЕДЕРАЦИИ</text:p>
      <text:p text:style-name="P28">федеральное государственное автономное образовательное учреждение высшего образования</text:p>
      <text:p text:style-name="P27">«САНКТ-ПЕТЕРБУРГСКИЙ ГОСУДАРСТВЕННЫЙ УНИВЕРСИТЕТ </text:p>
      <text:p text:style-name="P27">АЭРОКОСМИЧЕСКОГО ПРИБОРОСТРОЕНИЯ»</text:p>
      <text:p text:style-name="P12"/>
      <text:p text:style-name="P13">Кафедра компьютерных технологий и программной инженерии</text:p>
      <text:p text:style-name="P14"/>
      <text:p text:style-name="P13"/>
      <text:p text:style-name="P13"/>
      <text:p text:style-name="P13"/>
      <text:p text:style-name="P13"/>
      <text:p text:style-name="P13"/>
      <text:p text:style-name="P32">ОТЧЁТ</text:p>
      <text:p text:style-name="P26">ЗАЩИЩЁН С ОЦЕНКОЙ</text:p>
      <text:p text:style-name="P29"><text:span text:style-name="T1">ПРЕПОДАВАТЕ</text:span><text:bookmark text:name="_GoBack"/><text:span text:style-name="T1">ЛЬ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6">ассистент</text:p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8">Кочин <text:span text:style-name="T7">Д. А.</text:span></text:p>
          </table:table-cell>
        </table:table-row>
        <table:table-row table:style-name="Таблица1.1">
          <table:table-cell table:style-name="Таблица1.B1" office:value-type="string">
            <text:p text:style-name="P2">должность, уч. степень, звание</text:p>
          </table:table-cell>
          <table:table-cell table:style-name="Таблица1.B1" office:value-type="string">
            <text:p text:style-name="P1"/>
          </table:table-cell>
          <table:table-cell table:style-name="Таблица1.B1" office:value-type="string">
            <text:p text:style-name="P2">подпись, дата</text:p>
          </table:table-cell>
          <table:table-cell table:style-name="Таблица1.B1" office:value-type="string">
            <text:p text:style-name="P1"/>
          </table:table-cell>
          <table:table-cell table:style-name="Таблица1.B1" office:value-type="string">
            <text:p text:style-name="P2">инициалы, фамилия</text:p>
          </table:table-cell>
        </table:table-row>
      </table:table>
      <text:p text:style-name="P20"/>
      <text:p text:style-name="P25">Отчёт по лабораторной работе №1</text:p>
      <text:p text:style-name="P24"/>
      <text:p text:style-name="P30"/>
      <text:p text:style-name="P15">по курсу: Технология разработки серверных информационных систем</text:p>
      <text:p text:style-name="P15"/>
      <text:p text:style-name="P16"/>
      <text:p text:style-name="P1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row table:style-name="Таблица3.1">
          <table:table-cell table:style-name="Таблица3.A1" table:number-columns-spanned="2" office:value-type="string">
            <text:p text:style-name="P7">СТУДЕНТ ГР. №</text:p>
          </table:table-cell>
          <table:covered-table-cell/>
          <table:table-cell table:style-name="Таблица3.C1" office:value-type="string">
            <text:p text:style-name="P10">4932</text:p>
          </table:table-cell>
          <table:table-cell table:style-name="Таблица3.A1" office:value-type="string">
            <text:p text:style-name="P9"/>
          </table:table-cell>
          <table:table-cell table:style-name="Таблица3.E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E1" office:value-type="string">
            <text:p text:style-name="P11">С. И. Коваленко</text:p>
          </table:table-cell>
        </table:table-row>
        <table:table-row table:style-name="Таблица3.2">
          <table:table-cell table:style-name="Таблица3.A1" office:value-type="string">
            <text:p text:style-name="P3"/>
          </table:table-cell>
          <table:table-cell table:style-name="Таблица3.B2" table:number-columns-spanned="2" office:value-type="string">
            <text:p text:style-name="P5">номер группы</text:p>
          </table:table-cell>
          <table:covered-table-cell/>
          <table:table-cell table:style-name="Таблица3.A1" office:value-type="string">
            <text:p text:style-name="P4"/>
          </table:table-cell>
          <table:table-cell table:style-name="Таблица3.E2" office:value-type="string">
            <text:p text:style-name="P5">подпись, дата</text:p>
          </table:table-cell>
          <table:table-cell table:style-name="Таблица3.A1" office:value-type="string">
            <text:p text:style-name="P4"/>
          </table:table-cell>
          <table:table-cell table:style-name="Таблица3.E2" office:value-type="string">
            <text:p text:style-name="P5">инициалы, фамилия</text:p>
          </table:table-cell>
        </table:table-row>
      </table:table>
      <text:p text:style-name="P21"/>
      <text:p text:style-name="P21"/>
      <text:p text:style-name="P31"/>
      <text:p text:style-name="P31"/>
      <text:p text:style-name="P31"/>
      <text:p text:style-name="P31"/>
      <text:p text:style-name="P22"/>
      <text:p text:style-name="P22"/>
      <text:p text:style-name="P17">Санкт-Петербург </text:p>
      <text:p text:style-name="P18">202<text:span text:style-name="T6">1</text:span></text:p>
      <text:p text:style-name="P19"><text:soft-page-break/></text:p>
      <text:p text:style-name="P23"><text:span text:style-name="T4">1. </text:span><text:span text:style-name="T2">Цель работы</text:span><text:span text:style-name="T3">:</text:span></text:p>
      <text:p text:style-name="P36"><text:tab/>Разработка простого серверного приложения J2EE c использованием сервлетов.</text:p>
      <text:p text:style-name="P37"/>
      <text:p text:style-name="P33"><text:span text:style-name="T2">2. </text:span><text:span text:style-name="T3">В</text:span><text:span text:style-name="T2">ариант:</text:span></text:p>
      <text:p text:style-name="P38"><text:tab/>9. Складской учёт.</text:p>
      <text:p text:style-name="P38"/>
      <text:p text:style-name="P41">3. Описание:</text:p>
      <text:p text:style-name="P39">Функциональные требования к системе складского учёта:</text:p>
      <text:p text:style-name="P40"><text:tab/>Возможность добавлять новые помещения</text:p>
      <text:p text:style-name="P34"><text:span text:style-name="T1"><text:tab/></text:span><text:span text:style-name="T5">Возможность удалять помещения </text:span></text:p>
      <text:p text:style-name="P42"><text:tab/>Возможность просмотра всех имеющихся помещений</text:p>
      <text:p text:style-name="P42"><text:tab/>Возможность добавлять объекты в помещения </text:p>
      <text:p text:style-name="P42"><text:tab/>Возможность удалять объекты из помещений</text:p>
      <text:p text:style-name="P42"><text:tab/>Возможность просмотра всех предметов в помещении</text:p>
      <text:p text:style-name="P43"/>
      <text:p text:style-name="P45">4. Вывод:</text:p>
      <text:p text:style-name="P44"><text:tab/>В ходе выполнение лабораторной работы было создано приложение на языке kotlin с использованием технологии сервлетов. В качестве сервера использовано tomcat 9.0.53.</text:p>
      <text:p text:style-name="P46">Приложение А</text:p>
      <text:p text:style-name="P47"/>
      <text:p text:style-name="P47">// src/main/kotlin/erroreStorage.kt</text:p>
      <text:p text:style-name="P47">object erroreStorage {</text:p>
      <text:p text:style-name="P47"><text:s text:c="4"/>var lastError = ""</text:p>
      <text:p text:style-name="P47"/>
      <text:p text:style-name="P47"><text:s text:c="4"/>/** сообщить о возникновении ошибки **/</text:p>
      <text:p text:style-name="P47"><text:s text:c="4"/>fun error(error: String) {</text:p>
      <text:p text:style-name="P47"><text:s text:c="8"/>println(error)</text:p>
      <text:p text:style-name="P47"><text:s text:c="4"/>}</text:p>
      <text:p text:style-name="P47"/>
      <text:p text:style-name="P47"><text:s text:c="4"/>/** возвращает текст последней ошибки **/</text:p>
      <text:p text:style-name="P47"><text:s text:c="4"/>fun getError() = lastError</text:p>
      <text:p text:style-name="P47">}</text:p>
      <text:p text:style-name="P47"/>
      <text:p text:style-name="P47">// src/main/kotlin/Obj.kt</text:p>
      <text:p text:style-name="P47">data class Obj(val name: String, val count: Int)</text:p>
      <text:p text:style-name="P47"/>
      <text:p text:style-name="P47">// src/main/kotlin/objFactory.kt</text:p>
      <text:p text:style-name="P47">fun objFactory(name: String, count: Int) =</text:p>
      <text:p text:style-name="P47"><text:s text:c="4"/>if ( name.isNotEmpty() &amp;&amp; count &gt;= 0 )</text:p>
      <text:p text:style-name="P47"><text:s text:c="8"/>Obj(name, count)</text:p>
      <text:p text:style-name="P47"><text:s text:c="4"/>else</text:p>
      <text:p text:style-name="P47"><text:s text:c="8"/>null</text:p>
      <text:p text:style-name="P47"/>
      <text:p text:style-name="P47">// src/main/kotlin/Room.kt</text:p>
      <text:p text:style-name="P47">data class Room(val name: String, val id: Int) {</text:p>
      <text:p text:style-name="P47"><text:s text:c="4"/>val listObj = mutableListOf&lt;Obj&gt;()</text:p>
      <text:p text:style-name="P47"/>
      <text:p text:style-name="P47"><text:s text:c="4"/>/** количество наименований объектов **/</text:p>
      <text:p text:style-name="P47"><text:s text:c="4"/>fun size() = listObj.size</text:p>
      <text:p text:style-name="P47"/>
      <text:p text:style-name="P47"><text:s text:c="4"/>/** добавить объекты в комнату **/</text:p>
      <text:p text:style-name="P47"><text:s text:c="4"/>fun put(obj: Obj) {</text:p>
      <text:p text:style-name="P47"><text:s text:c="8"/>for (o in listObj)</text:p>
      <text:p text:style-name="P47"><text:s text:c="12"/>if (o.name == obj.name) {</text:p>
      <text:p text:style-name="P47"><text:s text:c="16"/>o.count + obj.count</text:p>
      <text:p text:style-name="P47"><text:s text:c="16"/>return</text:p>
      <text:p text:style-name="P47"><text:s text:c="12"/>}</text:p>
      <text:p text:style-name="P47"><text:s text:c="8"/>listObj.add(obj)</text:p>
      <text:p text:style-name="P47"><text:s text:c="4"/>}</text:p>
      <text:p text:style-name="P47"/>
      <text:p text:style-name="P47"><text:s text:c="4"/>/** выгрузить объекты из комнаты **/</text:p>
      <text:p text:style-name="P47"><text:s text:c="4"/>fun get(name: String, count: Int) {</text:p>
      <text:p text:style-name="P47"><text:s text:c="8"/>for (o in listObj) {</text:p>
      <text:p text:style-name="P47"><text:s text:c="12"/>if ( o.name == name )</text:p>
      <text:p text:style-name="P47"><text:s text:c="16"/>if ( o.count &lt; count )</text:p>
      <text:p text:style-name="P47"><text:s text:c="20"/>println("Error insufficient quantity in stock")</text:p>
      <text:p text:style-name="P47"><text:soft-page-break/><text:s text:c="16"/>else</text:p>
      <text:p text:style-name="P47"><text:s text:c="20"/>o.count - count</text:p>
      <text:p text:style-name="P47"><text:s text:c="8"/>}</text:p>
      <text:p text:style-name="P47"><text:s text:c="4"/>}</text:p>
      <text:p text:style-name="P47"/>
      <text:p text:style-name="P47">}</text:p>
      <text:p text:style-name="P47"/>
      <text:p text:style-name="P47">// src/main/kotlin/Storage.kt</text:p>
      <text:p text:style-name="P47">object Storage {</text:p>
      <text:p text:style-name="P47"><text:s text:c="4"/>val roomList = mutableListOf&lt;Room&gt;()</text:p>
      <text:p text:style-name="P47"/>
      <text:p text:style-name="P47"><text:s text:c="4"/>/** количество комнат **/</text:p>
      <text:p text:style-name="P47"><text:s text:c="4"/>fun size() = roomList.size</text:p>
      <text:p text:style-name="P47"/>
      <text:p text:style-name="P47"><text:s text:c="4"/>/** добавление комнаты на склад</text:p>
      <text:p text:style-name="P47"><text:s text:c="5"/>* true - успешное добавлени**/</text:p>
      <text:p text:style-name="P47"><text:s text:c="4"/>fun addRoom(name: String, id: Int) : Boolean {</text:p>
      <text:p text:style-name="P47"><text:s text:c="8"/>if (name.isNotEmpty() &amp;&amp; id &gt;= 0) {</text:p>
      <text:p text:style-name="P47"><text:s text:c="12"/>for (r in roomList)</text:p>
      <text:p text:style-name="P47"><text:s text:c="16"/>if (r.name == name || r.id == id) {</text:p>
      <text:p text:style-name="P47"><text:s text:c="20"/>erroreStorage.error("Error room with such data already exists")</text:p>
      <text:p text:style-name="P47"><text:s text:c="20"/>return false</text:p>
      <text:p text:style-name="P47"><text:s text:c="16"/>}</text:p>
      <text:p text:style-name="P47"><text:s text:c="12"/>roomList.add(Room(name, id))</text:p>
      <text:p text:style-name="P47"><text:s text:c="12"/>return true</text:p>
      <text:p text:style-name="P47"><text:s text:c="8"/>} else {</text:p>
      <text:p text:style-name="P47"><text:s text:c="12"/>erroreStorage.error("Error directional data about the room")</text:p>
      <text:p text:style-name="P47"><text:s text:c="12"/>return false</text:p>
      <text:p text:style-name="P47"><text:s text:c="8"/>}</text:p>
      <text:p text:style-name="P47"><text:s text:c="4"/>}</text:p>
      <text:p text:style-name="P47"/>
      <text:p text:style-name="P47"><text:s text:c="4"/>/** удаление комнаты **/</text:p>
      <text:p text:style-name="P47"><text:s text:c="4"/>fun deleteRoom(id: Int): Boolean {</text:p>
      <text:p text:style-name="P47"><text:s text:c="8"/>for (i in 0 until roomList.size) {</text:p>
      <text:p text:style-name="P47"><text:s text:c="12"/>if ( roomList[i].id == id ) {</text:p>
      <text:p text:style-name="P47"><text:s text:c="16"/>roomList.removeAt(i)</text:p>
      <text:p text:style-name="P47"><text:s text:c="16"/>return true</text:p>
      <text:p text:style-name="P47"><text:s text:c="12"/>}</text:p>
      <text:p text:style-name="P47"><text:s text:c="8"/>}</text:p>
      <text:p text:style-name="P47"><text:s text:c="8"/>erroreStorage.error("Error this room not found")</text:p>
      <text:p text:style-name="P47"><text:s text:c="8"/>return false</text:p>
      <text:p text:style-name="P47"><text:s text:c="4"/>}</text:p>
      <text:p text:style-name="P47"/>
      <text:p text:style-name="P47">}</text:p>
      <text:p text:style-name="P47"/>
      <text:p text:style-name="P47">// src/main/kotlin/lab/example/lab1/addObj.kt</text:p>
      <text:p text:style-name="P47">package lab.example.lab1</text:p>
      <text:p text:style-name="P47"/>
      <text:p text:style-name="P47"><text:soft-page-break/>import objFactory</text:p>
      <text:p text:style-name="P47">import javax.servlet.annotation.WebServlet</text:p>
      <text:p text:style-name="P47">import javax.servlet.http.HttpServlet</text:p>
      <text:p text:style-name="P47">import javax.servlet.http.HttpServletRequest</text:p>
      <text:p text:style-name="P47">import javax.servlet.http.HttpServletResponse</text:p>
      <text:p text:style-name="P47"/>
      <text:p text:style-name="P47">@WebServlet(name = "addObj", value = ["/addObj"])</text:p>
      <text:p text:style-name="P47">class AddObjServlet: HttpServlet() {</text:p>
      <text:p text:style-name="P47"><text:s text:c="4"/>public override fun doPost(request: HttpServletRequest, response: HttpServletResponse) {</text:p>
      <text:p text:style-name="P47"/>
      <text:p text:style-name="P47"><text:s text:c="8"/>val objName = request.getParameter("objName")</text:p>
      <text:p text:style-name="P47"><text:s text:c="8"/>val id = request.getParameter("roomId").toInt()</text:p>
      <text:p text:style-name="P47"><text:s text:c="8"/>val objCount = request.getParameter("objCount").toInt()</text:p>
      <text:p text:style-name="P47"><text:s text:c="8"/>val obj = objFactory(objName, objCount)</text:p>
      <text:p text:style-name="P47"><text:s text:c="8"/>println("room=$id;objName=$objName;objCount=$objCount")</text:p>
      <text:p text:style-name="P47"><text:s text:c="8"/>if ( obj != null )</text:p>
      <text:p text:style-name="P47"><text:s text:c="12"/>for (r in Storage.roomList)</text:p>
      <text:p text:style-name="P47"><text:s text:c="16"/>if (r.id == id)</text:p>
      <text:p text:style-name="P47"><text:s text:c="20"/>r.put(obj)</text:p>
      <text:p text:style-name="P47"><text:s text:c="8"/>response.sendRedirect("room?roomId=$id")</text:p>
      <text:p text:style-name="P47"><text:s text:c="4"/>}</text:p>
      <text:p text:style-name="P47"><text:s text:c="4"/>override fun destroy() {</text:p>
      <text:p text:style-name="P47"><text:s text:c="4"/>}</text:p>
      <text:p text:style-name="P47">}</text:p>
      <text:p text:style-name="P47"/>
      <text:p text:style-name="P47">// src/main/kotlin/lab/example/lab1/AddRoomServlet.kt</text:p>
      <text:p text:style-name="P47">package lab.example.lab1</text:p>
      <text:p text:style-name="P47"/>
      <text:p text:style-name="P47">import javax.servlet.annotation.WebServlet</text:p>
      <text:p text:style-name="P47">import javax.servlet.http.HttpServlet</text:p>
      <text:p text:style-name="P47">import javax.servlet.http.HttpServletRequest</text:p>
      <text:p text:style-name="P47">import javax.servlet.http.HttpServletResponse</text:p>
      <text:p text:style-name="P47"/>
      <text:p text:style-name="P47">@WebServlet(name = "addRoom", value = ["/addRoom"])</text:p>
      <text:p text:style-name="P47">class AddRoomServlet: HttpServlet() {</text:p>
      <text:p text:style-name="P47"><text:s text:c="4"/>public override fun doPost(request: HttpServletRequest, response: HttpServletResponse) {</text:p>
      <text:p text:style-name="P47"><text:s text:c="8"/>val name = request.getParameter("roomName")</text:p>
      <text:p text:style-name="P47"><text:s text:c="8"/>val id <text:s text:c="2"/>= request.getParameter("roomId").toInt()</text:p>
      <text:p text:style-name="P47"><text:s text:c="8"/>if ( Storage.addRoom(name, id)) {</text:p>
      <text:p text:style-name="P47"><text:s text:c="12"/>println("Add new room\n\tname = $name\n\tid <text:s text:c="2"/>= $id\n");</text:p>
      <text:p text:style-name="P47"><text:s text:c="8"/>}</text:p>
      <text:p text:style-name="P47"><text:s text:c="8"/>response.sendRedirect("storage")</text:p>
      <text:p text:style-name="P47"><text:s text:c="4"/>}</text:p>
      <text:p text:style-name="P47"/>
      <text:p text:style-name="P47"><text:s text:c="4"/>override fun destroy() {</text:p>
      <text:p text:style-name="P47"><text:s text:c="4"/>}</text:p>
      <text:p text:style-name="P47">}</text:p>
      <text:p text:style-name="P47"/>
      <text:p text:style-name="P47"><text:soft-page-break/>// src/main/kotlin/lab/example/lab1/DeleteRoomServlet.kt</text:p>
      <text:p text:style-name="P47">package lab.example.lab1</text:p>
      <text:p text:style-name="P47"/>
      <text:p text:style-name="P47">import javax.servlet.annotation.WebServlet</text:p>
      <text:p text:style-name="P47">import javax.servlet.http.HttpServlet</text:p>
      <text:p text:style-name="P47">import javax.servlet.http.HttpServletRequest</text:p>
      <text:p text:style-name="P47">import javax.servlet.http.HttpServletResponse</text:p>
      <text:p text:style-name="P47"/>
      <text:p text:style-name="P47">@WebServlet(name = "deleteRoom", value = ["/deleteRoom"])</text:p>
      <text:p text:style-name="P47">class DeleteRoomServlet: HttpServlet() {</text:p>
      <text:p text:style-name="P47"><text:s text:c="4"/>public override fun doPost(request: HttpServletRequest, response: HttpServletResponse) {</text:p>
      <text:p text:style-name="P47"><text:s text:c="8"/>val id = request.getParameter("roomId").toInt()</text:p>
      <text:p text:style-name="P47"><text:s text:c="8"/>println("del $$id")</text:p>
      <text:p text:style-name="P47"><text:s text:c="8"/>if ( Storage.deleteRoom(id))</text:p>
      <text:p text:style-name="P47"><text:s text:c="12"/>println("Delete room id = $id\n")</text:p>
      <text:p text:style-name="P47"><text:s text:c="8"/>val out = response.writer</text:p>
      <text:p text:style-name="P47"><text:s text:c="8"/>out.println("""&lt;html&gt;&lt;body&gt;</text:p>
      <text:p text:style-name="P47"><text:s text:c="12"/>|&lt;a&gt; Room [$id] was deleted&lt;/a&gt;</text:p>
      <text:p text:style-name="P47"><text:s text:c="12"/>|&lt;/dr&gt;</text:p>
      <text:p text:style-name="P47"><text:s text:c="12"/>|&lt;a href="storage"&gt; go back&lt;/a&gt;</text:p>
      <text:p text:style-name="P47"><text:s text:c="12"/>|&lt;/body&gt;&lt;/html&gt;""".trimMargin())</text:p>
      <text:p text:style-name="P47"><text:s text:c="4"/>}</text:p>
      <text:p text:style-name="P47"/>
      <text:p text:style-name="P47"><text:s text:c="4"/>override fun destroy() {</text:p>
      <text:p text:style-name="P47"><text:s text:c="4"/>}</text:p>
      <text:p text:style-name="P47">}</text:p>
      <text:p text:style-name="P47"/>
      <text:p text:style-name="P47">// src/main/kotlin/lab/example/lab1/GetObjServlet.kt</text:p>
      <text:p text:style-name="P47">package lab.example.lab1</text:p>
      <text:p text:style-name="P47"/>
      <text:p text:style-name="P47">import javax.servlet.annotation.WebServlet</text:p>
      <text:p text:style-name="P47">import javax.servlet.http.HttpServlet</text:p>
      <text:p text:style-name="P47">import javax.servlet.http.HttpServletRequest</text:p>
      <text:p text:style-name="P47">import javax.servlet.http.HttpServletResponse</text:p>
      <text:p text:style-name="P47"/>
      <text:p text:style-name="P47">@WebServlet(name = "getObj", value = ["/getObj"])</text:p>
      <text:p text:style-name="P47">class GetObjServlet: HttpServlet() {</text:p>
      <text:p text:style-name="P47"><text:s text:c="4"/>public override fun doPost(request: HttpServletRequest, response: HttpServletResponse) {</text:p>
      <text:p text:style-name="P47"><text:s text:c="8"/>val id = request.getParameter("roomId").toInt()</text:p>
      <text:p text:style-name="P47"><text:s text:c="8"/>val objName = request.getParameter("objName")</text:p>
      <text:p text:style-name="P47"><text:s text:c="8"/>val objCount = request.getParameter("objCount").toInt()</text:p>
      <text:p text:style-name="P47"><text:s text:c="8"/>println("room=$id;objName=$objName;objCount=$objCount")</text:p>
      <text:p text:style-name="P47"><text:s text:c="8"/>for (r in Storage.roomList)</text:p>
      <text:p text:style-name="P47"><text:s text:c="12"/>if (r.id == id)</text:p>
      <text:p text:style-name="P47"><text:s text:c="16"/>r.get(objName, objCount)</text:p>
      <text:p text:style-name="P47"><text:s text:c="8"/>response.sendRedirect("room?roomId=$id")</text:p>
      <text:p text:style-name="P47"><text:s text:c="4"/>}</text:p>
      <text:p text:style-name="P47"/>
      <text:p text:style-name="P47"><text:soft-page-break/><text:s text:c="4"/>override fun destroy() {</text:p>
      <text:p text:style-name="P47"><text:s text:c="4"/>}</text:p>
      <text:p text:style-name="P47">}</text:p>
      <text:p text:style-name="P47"/>
      <text:p text:style-name="P47">// src/main/kotlin/lab/example/lab1/RoomServlet.kt</text:p>
      <text:p text:style-name="P47">package lab.example.lab1</text:p>
      <text:p text:style-name="P47"/>
      <text:p text:style-name="P47">import javax.servlet.annotation.WebServlet</text:p>
      <text:p text:style-name="P47">import javax.servlet.http.HttpServlet</text:p>
      <text:p text:style-name="P47">import javax.servlet.http.HttpServletRequest</text:p>
      <text:p text:style-name="P47">import javax.servlet.http.HttpServletResponse</text:p>
      <text:p text:style-name="P47"/>
      <text:p text:style-name="P47">@WebServlet(name = "room", value = ["/room"])</text:p>
      <text:p text:style-name="P47">class RoomServlet: HttpServlet() {</text:p>
      <text:p text:style-name="P47"><text:s text:c="4"/>public override fun doGet(request: HttpServletRequest, response: HttpServletResponse) {</text:p>
      <text:p text:style-name="P47"><text:s text:c="8"/>val id <text:s/>= request.getParameter("roomId").toInt()</text:p>
      <text:p text:style-name="P47"><text:s text:c="8"/>val out = response.writer</text:p>
      <text:p text:style-name="P47"><text:s text:c="8"/>println("print room id = $id\n")</text:p>
      <text:p text:style-name="P47"><text:s text:c="8"/>out.println("&lt;html&gt;&lt;body&gt;")</text:p>
      <text:p text:style-name="P47"><text:s text:c="12"/>for (r in Storage.roomList)</text:p>
      <text:p text:style-name="P47"><text:s text:c="16"/>if ( r.id == id )</text:p>
      <text:p text:style-name="P47"><text:s text:c="20"/>if ( r.size() != 0 )</text:p>
      <text:p text:style-name="P47"><text:s text:c="24"/>r.listObj.forEach {</text:p>
      <text:p text:style-name="P47"><text:s text:c="28"/>out.println("&lt;a&gt; ${it.name} <text:s text:c="2"/>${it.count}&lt;/a&gt; &lt;/br&gt;")</text:p>
      <text:p text:style-name="P47"><text:s text:c="24"/>}</text:p>
      <text:p text:style-name="P47"><text:s text:c="20"/>else</text:p>
      <text:p text:style-name="P47"><text:s text:c="24"/>out.println("&lt;h1&gt;This room is empty &lt;/h1&gt;")</text:p>
      <text:p text:style-name="P47"><text:s text:c="8"/>out.println("""</text:p>
      <text:p text:style-name="P47"><text:s text:c="12"/>|&lt;h3&gt;Put Object &lt;/h3&gt;</text:p>
      <text:p text:style-name="P47"><text:s text:c="12"/>|&lt;form name="loginForm" method="post" action="addObj?roomId=$id"&gt;</text:p>
      <text:p text:style-name="P47"><text:tab/> <text:s text:c="7"/>|Room Id: &lt;input type="text" name="roomId"/&gt; &lt;br/&gt;</text:p>
      <text:p text:style-name="P47"><text:tab/> <text:s text:c="7"/>|Object name: &lt;input type="text" name="objName"/&gt; &lt;br/&gt;</text:p>
      <text:p text:style-name="P47"><text:tab/> <text:s text:c="7"/>|Object count: &lt;input type="text" name="objCount"/&gt; &lt;br/&gt;</text:p>
      <text:p text:style-name="P47"><text:tab/> <text:s text:c="7"/>|&lt;input type="submit" value="Put" /&gt;</text:p>
      <text:p text:style-name="P47"><text:s text:c="12"/>|&lt;/form&gt;</text:p>
      <text:p text:style-name="P47"><text:s text:c="12"/>|&lt;br/&gt;""".trimMargin())</text:p>
      <text:p text:style-name="P47"><text:s text:c="8"/>out.println("""</text:p>
      <text:p text:style-name="P47"><text:s text:c="12"/>|&lt;h3&gt;Get Room &lt;/h3&gt;</text:p>
      <text:p text:style-name="P47"><text:s text:c="12"/>|&lt;form name="loginForm" method="post" action="getObj"&gt;</text:p>
      <text:p text:style-name="P47"><text:tab/> <text:s text:c="7"/>|Room Id: &lt;input type="text" name="roomId"/&gt; &lt;br/&gt;</text:p>
      <text:p text:style-name="P47"><text:tab/> <text:s text:c="7"/>|Object Name: &lt;input type="text" name="objName"/&gt; &lt;br/&gt;</text:p>
      <text:p text:style-name="P47"><text:tab/> <text:s text:c="7"/>|Object count: &lt;input type="text" name="objCount"/&gt; &lt;br/&gt;</text:p>
      <text:p text:style-name="P47"><text:tab/> <text:s text:c="7"/>|&lt;input type="submit" value="Get" /&gt;</text:p>
      <text:p text:style-name="P47"><text:s text:c="12"/>|&lt;/form&gt;</text:p>
      <text:p text:style-name="P47"><text:s text:c="12"/>|&lt;br/&gt;""".trimMargin())</text:p>
      <text:p text:style-name="P47"><text:s text:c="8"/>out.println("""|&lt;/dr&gt;</text:p>
      <text:p text:style-name="P47"><text:s text:c="12"/>|&lt;a href="storage"&gt; go back&lt;/a&gt;</text:p>
      <text:p text:style-name="P47"><text:s text:c="12"/>|&lt;/body&gt;&lt;/html&gt;""".trimMargin())</text:p>
      <text:p text:style-name="P47"><text:soft-page-break/><text:s text:c="4"/>}</text:p>
      <text:p text:style-name="P47"/>
      <text:p text:style-name="P47"><text:s text:c="4"/>override fun destroy() {</text:p>
      <text:p text:style-name="P47"><text:s text:c="4"/>}</text:p>
      <text:p text:style-name="P47">}</text:p>
      <text:p text:style-name="P47"/>
      <text:p text:style-name="P47">// src/main/kotlin/lab/example/lab1/StorageServlet.kt</text:p>
      <text:p text:style-name="P47">package lab.example.lab1</text:p>
      <text:p text:style-name="P47"/>
      <text:p text:style-name="P47">import javax.servlet.http.*</text:p>
      <text:p text:style-name="P47">import javax.servlet.annotation.*</text:p>
      <text:p text:style-name="P47"/>
      <text:p text:style-name="P47">@WebServlet(name = "storage", value = ["/storage"])</text:p>
      <text:p text:style-name="P47">class StorageServlet: HttpServlet() {</text:p>
      <text:p text:style-name="P47"/>
      <text:p text:style-name="P47"><text:s text:c="4"/>override fun init() {</text:p>
      <text:p text:style-name="P47"><text:s text:c="4"/>}</text:p>
      <text:p text:style-name="P47"/>
      <text:p text:style-name="P47"><text:s text:c="4"/>public override fun doGet(request: HttpServletRequest, response: HttpServletResponse) {</text:p>
      <text:p text:style-name="P47"><text:s text:c="8"/>response.contentType = "text/html"</text:p>
      <text:p text:style-name="P47"><text:s text:c="8"/>val out = response.writer</text:p>
      <text:p text:style-name="P47"/>
      <text:p text:style-name="P47"><text:s text:c="8"/>if (Storage.size() != 0) {</text:p>
      <text:p text:style-name="P47"><text:s text:c="12"/>out.println("&lt;h5&gt; Room list&lt;/h5&gt;")</text:p>
      <text:p text:style-name="P47"><text:s text:c="12"/>Storage.roomList.forEach {</text:p>
      <text:p text:style-name="P47"><text:s text:c="16"/>out.println("&lt;a&gt;${it.name} <text:s text:c="2"/>${it.id}&lt;/a&gt; &lt;/br&gt;")</text:p>
      <text:p text:style-name="P47"><text:s text:c="12"/>}</text:p>
      <text:p text:style-name="P47"><text:s text:c="8"/>}</text:p>
      <text:p text:style-name="P47"/>
      <text:p text:style-name="P47"><text:s text:c="8"/>out.println(</text:p>
      <text:p text:style-name="P47"><text:s text:c="12"/>"""</text:p>
      <text:p text:style-name="P47"><text:s text:c="12"/>|&lt;h1&gt;Add Room &lt;/h1&gt;</text:p>
      <text:p text:style-name="P47"><text:s text:c="12"/>|&lt;form name="loginForm" method="post" action="addRoom"&gt;</text:p>
      <text:p text:style-name="P47"><text:tab/> <text:s text:c="7"/>|Room name: &lt;input type="text" name="roomName"/&gt; &lt;br/&gt;</text:p>
      <text:p text:style-name="P47"><text:tab/> <text:s text:c="7"/>|Room id: &lt;input type="text" name="roomId"/&gt; &lt;br/&gt;</text:p>
      <text:p text:style-name="P47"><text:tab/> <text:s text:c="7"/>|&lt;input type="submit" value="Add" /&gt;</text:p>
      <text:p text:style-name="P47"><text:s text:c="12"/>|&lt;/form&gt;</text:p>
      <text:p text:style-name="P47"><text:s text:c="12"/>|&lt;br/&gt;""".trimMargin()</text:p>
      <text:p text:style-name="P47"><text:s text:c="8"/>)</text:p>
      <text:p text:style-name="P47"/>
      <text:p text:style-name="P47"><text:s text:c="8"/>out.println(</text:p>
      <text:p text:style-name="P47"><text:s text:c="12"/>"""</text:p>
      <text:p text:style-name="P47"><text:s text:c="12"/>|&lt;h1&gt;Delete Room &lt;/h1&gt;</text:p>
      <text:p text:style-name="P47"><text:s text:c="12"/>|&lt;form name="loginForm" method="post" action="deleteRoom"&gt;</text:p>
      <text:p text:style-name="P47"><text:tab/> <text:s text:c="7"/>|Room Id: &lt;input type="text" name="roomId"/&gt; &lt;br/&gt;</text:p>
      <text:p text:style-name="P47"><text:tab/> <text:s text:c="7"/>|&lt;input type="submit" value="Delete" /&gt;</text:p>
      <text:p text:style-name="P47"><text:s text:c="12"/>|&lt;/form&gt;</text:p>
      <text:p text:style-name="P47"><text:s text:c="12"/>|&lt;br/&gt;""".trimMargin()</text:p>
      <text:p text:style-name="P47"><text:soft-page-break/><text:s text:c="8"/>)</text:p>
      <text:p text:style-name="P47"/>
      <text:p text:style-name="P47"><text:s text:c="8"/>out.println(</text:p>
      <text:p text:style-name="P47"><text:s text:c="12"/>"""</text:p>
      <text:p text:style-name="P47"><text:s text:c="12"/>|&lt;h1&gt;Open Room &lt;/h1&gt;</text:p>
      <text:p text:style-name="P47"><text:s text:c="12"/>|&lt;form name="loginForm" method="get" action="room"&gt;</text:p>
      <text:p text:style-name="P47"><text:tab/> <text:s text:c="7"/>|RoomId: &lt;input type="text" name="roomId"/&gt; &lt;br/&gt;</text:p>
      <text:p text:style-name="P47"><text:tab/> <text:s text:c="7"/>|&lt;input type="submit" value="Open" /&gt;</text:p>
      <text:p text:style-name="P47"><text:s text:c="12"/>|&lt;/form&gt;</text:p>
      <text:p text:style-name="P47"><text:s text:c="12"/>|&lt;br/&gt;""".trimMargin()</text:p>
      <text:p text:style-name="P47"><text:s text:c="8"/>)</text:p>
      <text:p text:style-name="P47"/>
      <text:p text:style-name="P47"><text:s text:c="8"/>out.println("&lt;/body&gt;&lt;/html&gt;")</text:p>
      <text:p text:style-name="P47"><text:s text:c="4"/>}</text:p>
      <text:p text:style-name="P47"/>
      <text:p text:style-name="P47"><text:s text:c="4"/>override fun destroy() {</text:p>
      <text:p text:style-name="P47"><text:s text:c="4"/>}</text:p>
      <text:p text:style-name="P47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Microsoft Sans Serif" fo:font-size="12pt" fo:language="ru" fo:country="RU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Microsoft Sans Serif" fo:font-size="12pt" fo:language="ru" fo:country="RU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fo:color="#000000" loext:opacity="100%" style:font-name="Microsoft Sans Serif" fo:font-family="'Microsoft Sans Serif'" style:font-family-generic="roman" style:font-pitch="variable" fo:font-size="12pt" fo:language="ru" fo:country="RU" style:letter-kerning="false" style:font-name-asian="Microsoft Sans Serif1" style:font-family-asian="'Microsoft Sans Serif'" style:font-family-generic-asian="system" style:font-pitch-asian="variable" style:font-size-asian="12pt" style:language-asian="ru" style:country-asian="RU" style:font-name-complex="Microsoft Sans Serif1" style:font-family-complex="'Microsoft Sans Serif'" style:font-family-generic-complex="system" style:font-pitch-complex="variable" style:font-size-complex="12pt" style:language-complex="ru" style:country-complex="RU" fo:hyphenate="false" fo:hyphenation-remain-char-count="2" fo:hyphenation-push-char-count="2" loext:hyphenation-no-caps="false"/>
    </style:style>
    <style:style style:name="Heading" style:family="paragraph" style:next-style-name="Text_20_body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ru" fo:country="RU" fo:font-weight="bold" style:letter-kerning="false" style:font-name-asian="Times New Roman1" style:font-family-asian="'Times New Roman'" style:font-family-generic-asian="system" style:font-pitch-asian="variable" style:font-size-asian="11pt" style:language-asian="ru" style:country-asian="RU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Основной_20_текст_20__28_5_29_" style:display-name="Основной текст (5)" style:family="paragraph" style:parent-style-name="Standard" style:default-outline-level="">
      <loext:graphic-properties draw:fill="solid" draw:fill-color="#ffffff"/>
      <style:paragraph-properties fo:margin-top="0cm" fo:margin-bottom="0.212cm" style:contextual-spacing="false" fo:line-height="100%" fo:text-align="center" style:justify-single-word="false" fo:background-color="#ffffff"/>
      <style:text-properties style:font-name="Times New Roman" fo:font-family="'Times New Roman'" style:font-family-generic="roman" style:font-pitch="variable" fo:font-size="8.5pt" fo:font-weight="bold" style:font-name-asian="Times New Roman1" style:font-family-asian="'Times New Roman'" style:font-family-generic-asian="system" style:font-pitch-asian="variable" style:font-size-asian="8.5pt" style:font-weight-asian="bold" style:font-name-complex="Times New Roman1" style:font-family-complex="'Times New Roman'" style:font-family-generic-complex="system" style:font-pitch-complex="variable" style:font-size-complex="8.5pt" style:font-weight-complex="bold"/>
    </style:style>
    <style:style style:name="Основной_20_текст_20__28_4_29_" style:display-name="Основной текст (4)" style:family="paragraph" style:parent-style-name="Standard" style:default-outline-level="">
      <loext:graphic-properties draw:fill="solid" draw:fill-color="#ffffff"/>
      <style:paragraph-properties fo:margin-top="1.058cm" fo:margin-bottom="2.752cm" style:contextual-spacing="false" fo:line-height="100%" fo:text-align="justify" style:justify-single-word="false" fo:background-color="#ffffff"/>
      <style:text-properties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_28_2_29_" style:display-name="Основной текст (2)" style:family="paragraph" style:parent-style-name="Standard" style:default-outline-level="">
      <loext:graphic-properties draw:fill="solid" draw:fill-color="#ffffff"/>
      <style:paragraph-properties fo:margin-top="0cm" fo:margin-bottom="0.741cm" style:contextual-spacing="false" fo:line-height="100%" fo:text-align="end" style:justify-single-word="false" fo:background-color="#ffffff"/>
      <style:text-properties style:font-name="Times New Roman" fo:font-family="'Times New Roman'" style:font-family-generic="roman" style:font-pitch="variable" fo:font-size="15pt" style:font-name-asian="Times New Roman1" style:font-family-asian="'Times New Roman'" style:font-family-generic-asian="system" style:font-pitch-asian="variable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Колонтитул" style:family="paragraph" style:parent-style-name="Standard" style:default-outline-level="">
      <loext:graphic-properties draw:fill="solid" draw:fill-color="#ffffff"/>
      <style:paragraph-properties fo:line-height="100%" fo:background-color="#ffffff"/>
      <style:text-properties style:font-name="Times New Roman" fo:font-family="'Times New Roman'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Основной_20_текст_20__28_3_29_" style:display-name="Основной текст (3)" style:family="paragraph" style:parent-style-name="Standard" style:default-outline-level="">
      <loext:graphic-properties draw:fill="solid" draw:fill-color="#ffffff"/>
      <style:paragraph-properties fo:margin-left="0cm" fo:margin-right="0cm" fo:margin-top="0.741cm" fo:margin-bottom="0cm" style:contextual-spacing="false" fo:line-height="1.203cm" fo:text-indent="-3.634cm" style:auto-text-indent="false" fo:background-color="#ffffff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1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egoe UI1" style:font-family-asian="'Segoe UI'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66cc" loext:opacity="100%" style:text-underline-style="solid" style:text-underline-width="auto" style:text-underline-color="font-color"/>
    </style:style>
    <style:style style:name="Основной_20_текст_20__28_5_29__20_Exact" style:display-name="Основной текст (5) Exact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8.5pt" fo:font-style="normal" style:text-underline-style="none" fo:font-weight="bold" style:font-name-asian="Times New Roman1" style:font-family-asian="'Times New Roman'" style:font-family-generic-asian="system" style:font-pitch-asian="variable" style:font-size-asian="8.5pt" style:font-style-asian="normal" style:font-weight-asian="bold" style:font-name-complex="Times New Roman1" style:font-family-complex="'Times New Roman'" style:font-family-generic-complex="system" style:font-pitch-complex="variable" style:font-size-complex="8.5pt" style:font-style-complex="normal" style:font-weight-complex="bold"/>
    </style:style>
    <style:style style:name="Основной_20_текст_20__28_4_29__20_Exact" style:display-name="Основной текст (4) Exact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Основной_20_текст_20__28_2_29__5f_" style:display-name="Основной текст (2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5pt" fo:font-style="normal" style:text-underline-style="none" fo:font-weight="normal" style:font-name-asian="Times New Roman1" style:font-family-asian="'Times New Roman'" style:font-family-generic-asian="system" style:font-pitch-asian="variable" style:font-size-asian="15pt" style:font-style-asian="normal" style:font-weight-asian="normal" style:font-name-complex="Times New Roman1" style:font-family-complex="'Times New Roman'" style:font-family-generic-complex="system" style:font-pitch-complex="variable" style:font-size-complex="15pt" style:font-style-complex="normal" style:font-weight-complex="normal"/>
    </style:style>
    <style:style style:name="Колонтитул_5f_" style:display-name="Колонтитул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letter-spacing="normal" fo:font-style="normal" style:text-underline-style="none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 style:font-size-complex="11pt" style:font-style-complex="normal" style:font-weight-complex="bold"/>
    </style:style>
    <style:style style:name="Колонтитул" style:family="text" style:parent-style-name="Колонтитул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1pt" fo:letter-spacing="normal" fo:language="ru" fo:country="RU" fo:font-style="normal" style:text-underline-style="none" fo:font-weight="bold" style:font-name-asian="Times New Roman1" style:font-family-asian="'Times New Roman'" style:font-family-generic-asian="system" style:font-pitch-asian="variable" style:font-size-asian="11pt" style:language-asian="ru" style:country-asian="RU" style:font-style-asian="normal" style:font-weight-asian="bold" style:font-name-complex="Times New Roman1" style:font-family-complex="'Times New Roman'" style:font-family-generic-complex="system" style:font-pitch-complex="variable" style:font-size-complex="11pt" style:language-complex="ru" style:country-complex="RU" style:font-style-complex="normal" style:font-weight-complex="bold" style:text-scale="100%"/>
    </style:style>
    <style:style style:name="Основной_20_текст_20__28_3_29__5f_" style:display-name="Основной текст (3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bold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 style:font-style-complex="normal" style:font-weight-complex="bold"/>
    </style:style>
    <style:style style:name="Основной_20_текст_20__28_3_29__20__2b__20_15_20_pt_3b_Не_20_полужирный" style:display-name="Основной текст (3) + 15 pt;Не полужирный" style:family="text" style:parent-style-name="Основной_20_текст_20__28_3_29_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5pt" fo:letter-spacing="normal" fo:language="ru" fo:country="RU" fo:font-style="normal" style:text-underline-style="none" fo:font-weight="bold" style:font-name-asian="Times New Roman1" style:font-family-asian="'Times New Roman'" style:font-family-generic-asian="system" style:font-pitch-asian="variable" style:font-size-asian="15pt" style:language-asian="ru" style:country-asian="RU" style:font-style-asian="normal" style:font-weight-asian="bold" style:font-name-complex="Times New Roman1" style:font-family-complex="'Times New Roman'" style:font-family-generic-complex="system" style:font-pitch-complex="variable" style:font-size-complex="15pt" style:language-complex="ru" style:country-complex="RU" style:font-style-complex="normal" style:font-weight-complex="bold" style:text-scale="100%"/>
    </style:style>
    <style:style style:name="Основной_20_текст_20__28_4_29__5f_" style:display-name="Основной текст (4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Верхний_20_колонтитул_20_Знак" style:display-name="Верхний колонтитул Знак" style:family="text" style:parent-style-name="Default_20_Paragraph_20_Font">
      <style:text-properties fo:color="#000000" loext:opacity="100%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0" loext:opacity="100%"/>
    </style:style>
    <style:style style:name="Текст_20_выноски_20_Знак" style:display-name="Текст выноски Знак" style:family="text" style:parent-style-name="Default_20_Paragraph_20_Font">
      <style:text-properties fo:color="#000000" loext:opacity="100%"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801cm" fo:margin-right="1.8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1T16:32:00</meta:creation-date>
    <meta:initial-creator>User1</meta:initial-creator>
    <dc:language>ru-RU</dc:language>
    <meta:print-date>2019-12-06T16:31:00</meta:print-date>
    <dc:date>2021-09-22T12:57:36.024342427</dc:date>
    <meta:editing-cycles>29</meta:editing-cycles>
    <meta:editing-duration>PT4H15M19S</meta:editing-duration>
    <meta:generator>LibreOffice/7.2.0.4$Linux_X86_64 LibreOffice_project/20$Build-4</meta:generator>
    <meta:document-statistic meta:table-count="2" meta:image-count="0" meta:object-count="0" meta:page-count="9" meta:paragraph-count="297" meta:word-count="960" meta:character-count="10381" meta:non-whitespace-character-count="791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